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669900"/>
    </style:style>
    <style:style style:name="ce4" style:family="table-cell" style:parent-style-name="Default">
      <style:table-cell-properties fo:background-color="#333333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formula="of:=INDIRECT(CONCATENATE([.AA1];CODE([.AA2])-64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formula="of:=CODE(&quot;A&quot;)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formula="of:=CONCATENATE(&quot;A&quot;;&quot;1&quot;)" office:value-type="string" office:string-value="A1" calcext:value-type="string">
            <text:p>A1</text:p>
          </table:table-cell>
          <table:table-cell table:number-columns-repeated="1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formula="of:=INDIRECT(&quot;A1&quot;)" office:value-type="string" office:string-value="A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6:29.99830807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8.309382483</meta:creation-date>
    <dc:date>2017-03-10T07:33:31.522603690</dc:date>
    <meta:editing-duration>PT15M48S</meta:editing-duration>
    <meta:editing-cycles>3</meta:editing-cycles>
    <meta:generator>LibreOffice/5.2.4.2.1$Linux_X86_64 LibreOffice_project/20m0$Build-2</meta:generator>
    <meta:document-statistic meta:table-count="1" meta:cell-count="750" meta:object-count="0"/>
  </office:meta>
</office:document-meta>
</file>